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style:font-name="Liberation Mono" fo:font-size="10pt" fo:letter-spacing="normal" fo:font-style="normal" fo:font-weight="normal" officeooo:rsid="000a0af6" style:font-name-asian="DejaVu Sans Mono" style:font-size-asian="10pt" style:font-name-complex="Liberation Mono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a0af6"/>
    </style:style>
    <style:style style:name="T3" style:family="text">
      <style:text-properties fo:font-style="normal" fo:font-weight="normal" officeooo:rsid="000ab147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82e98"/>
    </style:style>
    <style:style style:name="T7" style:family="text">
      <style:text-properties fo:font-variant="normal" fo:text-transform="none" fo:color="#000000" fo:letter-spacing="normal" officeooo:rsid="000a0af6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0a0af6" style:font-name-asian="DejaVu Sans Mono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a5c6c" style:font-name-asian="DejaVu Sans Mono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cat</text:span><text:span text:style-name="T5">(IOS) <text:s text:c="19"/>Specifica</text:span><text:span text:style-name="T6">t</text:span><text:span text:style-name="T5">ion Document <text:s text:c="21"/></text:span><text:span text:style-name="T8">cat(</text:span><text:span text:style-name="T5">IOS)</text:span></text:p>
      <text:p text:style-name="P1"/>
      <text:p text:style-name="P1"/>
      <text:p text:style-name="P1"/>
      <text:p text:style-name="P3">NAME</text:p>
      <text:p text:style-name="P1"><text:span text:style-name="T4"><text:s text:c="7"/></text:span><text:span text:style-name="T7">cat</text:span><text:span text:style-name="T5"> – </text:span><text:span text:style-name="T8">Concatenates two items into a new one.</text:span></text:p>
      <text:p text:style-name="P1"/>
      <text:p text:style-name="P3">SYNOPSIS</text:p>
      <text:p text:style-name="P2"><text:s text:c="7"/><text:span text:style-name="T2">cat [ITEM_1] [ITEM_2]</text:span></text:p>
      <text:p text:style-name="P1"/>
      <text:p text:style-name="P3">DESCRIPTION</text:p>
      <text:p text:style-name="P5"><text:tab/>Concatenates the information of the two items passed as parameters into a <text:tab/>new one and shows the contents of that new item.</text:p>
      <text:p text:style-name="P5"/>
      <text:p text:style-name="P3">SEE ALSO</text:p>
      <text:p text:style-name="P2"><text:span text:style-name="T1"><text:tab/></text:span></text:p>
      <text:p text:style-name="P1"/>
      <text:p text:style-name="P3">REPORTING BUGS</text:p>
      <text:p text:style-name="P2"><text:span text:style-name="T1"><text:tab/></text:span><text:span text:style-name="T3">No known bugs.</text:span></text:p>
      <text:p text:style-name="P1"/>
      <text:p text:style-name="P3">AUTHOR</text:p>
      <text:p text:style-name="P1"><text:span text:style-name="T4"><text:tab/> <text:s/></text:span><text:span text:style-name="T9">Baldwin Rodríguez Ponc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09:18:00.382890560</dc:date>
    <meta:editing-duration>PT15M51S</meta:editing-duration>
    <meta:editing-cycles>7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51" meta:character-count="376" meta:non-whitespace-character-count="275"/>
  </office:meta>
</office:document-meta>
</file>